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139224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39224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13922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13922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139224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13922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139224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139224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139224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139224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139224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139224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139224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139224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13922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139224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139224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13922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139224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139224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139224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139224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13922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139224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13922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0206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020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3922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541e9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070206" style:font-weight-asian="normal" style:font-weight-complex="normal"/>
    </style:style>
    <style:style style:name="T22" style:family="text">
      <style:text-properties fo:font-weight="normal" officeooo:rsid="00162300" style:font-weight-asian="normal" style:font-weight-complex="normal"/>
    </style:style>
    <style:style style:name="T23" style:family="text">
      <style:text-properties fo:font-weight="normal" officeooo:rsid="0017b1d4" style:font-weight-asian="normal" style:font-weight-complex="normal"/>
    </style:style>
    <style:style style:name="T24" style:family="text">
      <style:text-properties fo:font-weight="normal" officeooo:rsid="001955bf" style:font-weight-asian="normal" style:font-weight-complex="normal"/>
    </style:style>
    <style:style style:name="T25" style:family="text">
      <style:text-properties fo:font-weight="normal" officeooo:rsid="0008608a" style:font-weight-asian="normal" style:font-weight-complex="normal"/>
    </style:style>
    <style:style style:name="T26" style:family="text">
      <style:text-properties fo:font-weight="normal" officeooo:rsid="001fe433" style:font-weight-asian="normal" style:font-weight-complex="normal"/>
    </style:style>
    <style:style style:name="T27" style:family="text">
      <style:text-properties fo:font-weight="normal" officeooo:rsid="002202a7" style:font-weight-asian="normal" style:font-weight-complex="normal"/>
    </style:style>
    <style:style style:name="T28" style:family="text">
      <style:text-properties fo:font-weight="normal" officeooo:rsid="0019bd2b" style:font-weight-asian="normal" style:font-weight-complex="normal"/>
    </style:style>
    <style:style style:name="T29" style:family="text">
      <style:text-properties fo:font-weight="normal" officeooo:rsid="0013c08d" style:font-weight-asian="normal" style:font-weight-complex="normal"/>
    </style:style>
    <style:style style:name="T30" style:family="text">
      <style:text-properties officeooo:rsid="0008608a"/>
    </style:style>
    <style:style style:name="T31" style:family="text">
      <style:text-properties officeooo:rsid="0022499a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officeooo:rsid="001fe433"/>
    </style:style>
    <style:style style:name="T34" style:family="text">
      <style:text-properties style:text-underline-style="solid" style:text-underline-width="auto" style:text-underline-color="font-color" officeooo:rsid="0017b1d4"/>
    </style:style>
    <style:style style:name="T35" style:family="text">
      <style:text-properties officeooo:rsid="0019bd2b"/>
    </style:style>
    <style:style style:name="T36" style:family="text">
      <style:text-properties officeooo:rsid="00139224"/>
    </style:style>
    <style:style style:name="T37" style:family="text">
      <style:text-properties officeooo:rsid="001541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Visualizza</text:span><text:span text:style-name="T4"> Bozza <text:s/>di Graduatoria 0</text:span><text:span text:style-name="T37">1</text:span></text:p>
      <text:p text:style-name="P8"/>
      <text:list xml:id="list37134648" text:style-name="L1">
        <text:list-item>
          <text:p text:style-name="P10">Nome del Test Case</text:p>
        </text:list-item>
      </text:list>
      <text:list xml:id="list37142911" text:style-name="L2">
        <text:list-header>
          <text:p text:style-name="P14"><text:span text:style-name="T5">Test Case TC_</text:span><text:span text:style-name="T6">Visualizza</text:span><text:span text:style-name="T7">BozzaDiGraduatoria</text:span><text:span text:style-name="T8">_0</text:span><text:span text:style-name="T10">1</text:span></text:p>
        </text:list-header>
      </text:list>
      <text:p text:style-name="P4"/>
      <text:list xml:id="list37145767" text:continue-list="list37134648" text:style-name="L1">
        <text:list-item>
          <text:p text:style-name="P11">Test Case <text:span text:style-name="T11">Specification Identifier</text:span></text:p>
        </text:list-item>
      </text:list>
      <text:p text:style-name="P5"><text:span text:style-name="T11"><text:tab/></text:span><text:span text:style-name="T12">Caso d'uso da testare</text:span></text:p>
      <text:p text:style-name="P5"><text:span text:style-name="T14"><text:tab/></text:span><text:span text:style-name="T19">UC_</text:span><text:span text:style-name="T20">ACC_3.</text:span><text:span text:style-name="T21">2</text:span><text:span text:style-name="T19"> –</text:span><text:span text:style-name="T22"> </text:span><text:span text:style-name="T29">Modifica</text:span><text:span text:style-name="T20"> Bozza di Graduatoria</text:span></text:p>
      <text:list xml:id="list37149725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1"><text:tab/></text:span>v. 1.<text:span text:style-name="T37">1</text:span> </text:p>
      <text:p text:style-name="P7"><text:tab/>Version author</text:p>
      <text:p text:style-name="P2"><text:span text:style-name="T15"><text:tab/></text:span><text:span text:style-name="T16">Ferdinando Di Palma</text:span></text:p>
      <text:list xml:id="list37149917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30">Gestione Graduatorie</text:span>, in particolare la funzionalità di<text:span text:style-name="T31"> </text:span><text:span text:style-name="T3">visualizzazione</text:span><text:span text:style-name="T30"> dell</text:span><text:span text:style-name="T3">e</text:span><text:span text:style-name="T30"> bozz</text:span><text:span text:style-name="T3">e</text:span><text:span text:style-name="T30"> di Graduatoria all'interno del sistema</text:span></text:p>
          <text:p text:style-name="P15">Riferimenti</text:p>
        </text:list-item>
      </text:list>
      <text:p text:style-name="P2"><text:tab/><text:span text:style-name="T11">Specifica dei requisiti</text:span></text:p>
      <text:p text:style-name="P2"/>
      <text:list xml:id="list37157994" text:continue-numbering="true" text:style-name="L1">
        <text:list-item>
          <text:p text:style-name="P22"><text:span text:style-name="T32">Input</text:span> </text:p>
          <text:p text:style-name="P23"><text:span text:style-name="T12">Data </text:span><text:span text:style-name="T13">-</text:span></text:p>
          <text:p text:style-name="P23"><text:span text:style-name="T12">Tables</text:span><text:span text:style-name="T11"> </text:span><text:span text:style-name="T33">-</text:span></text:p>
          <text:p text:style-name="P23"><text:span text:style-name="T12">Human</text:span><text:span text:style-name="T11"> </text:span><text:span text:style-name="T12">Action</text:span></text:p>
          <text:p text:style-name="P26"><text:span text:style-name="T23">L'utente visita l</text:span><text:span text:style-name="T24">a pagina</text:span><text:span text:style-name="T23"> di </text:span><text:span text:style-name="T21">Visualizza</text:span><text:span text:style-name="T25"> bozza di Graduatoria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4">Initial</text:span><text:span text:style-name="T11">: </text:span><text:span text:style-name="T23">Connessione dati attiva</text:span></text:p>
                  <text:p text:style-name="P26"><text:span text:style-name="T34">Intermediate</text:span><text:span text:style-name="T11">: </text:span><text:span text:style-name="T23">Connessione dati attiva</text:span></text:p>
                  <text:p text:style-name="P23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4">Database</text:span><text:span text:style-name="T11">: </text:span></text:p>
                  <text:p text:style-name="P26"><text:span text:style-name="T34">Control files</text:span><text:span text:style-name="T11">: </text:span><text:span text:style-name="T23"><text:s/></text:span></text:p>
                  <text:p text:style-name="P26"><text:span text:style-name="T34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2">Tables</text:span><text:span text:style-name="T11"> -</text:span></text:p>
          <text:p text:style-name="P18">Il sistema<text:span text:style-name="T35"> </text:span><text:span text:style-name="T36">non </text:span><text:span text:style-name="T35">visualizza correttamente la </text:span><text:span text:style-name="T3">lista di bozze di Graduatoria salvate nel sistema</text:span></text:p>
          <text:p text:style-name="P24"><text:span text:style-name="T12">Human</text:span><text:span text:style-name="T11"> </text:span><text:span text:style-name="T12">Action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4">Initial</text:span><text:span text:style-name="T11">: </text:span></text:p>
                  <text:p text:style-name="P26"><text:span text:style-name="T34">Intermediate</text:span><text:span text:style-name="T11">: </text:span></text:p>
                  <text:p text:style-name="P23"><text:span text:style-name="T18">Final</text:span><text:span text:style-name="T17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4">Database</text:span><text:span text:style-name="T11">: </text:span></text:p>
                  <text:p text:style-name="P26"><text:span text:style-name="T34">Control files</text:span><text:span text:style-name="T11">: </text:span><text:span text:style-name="T23"><text:s/></text:span></text:p>
                  <text:p text:style-name="P26"><text:span text:style-name="T34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<text:soft-page-break/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2">Test frame</text:span> </text:p>
        </text:list-item>
      </text:list>
      <text:p text:style-name="P6"><text:tab/><text:span text:style-name="T26">Tabella: dati </text:span><text:span text:style-name="T27">e</text:span><text:span text:style-name="T28">rrati o mancanti</text:span></text:p>
      <text:p text:style-name="P1"/>
      <text:list xml:id="list37153496" text:continue-numbering="true" text:style-name="L1">
        <text:list-item>
          <text:p text:style-name="P13">Vincoli ambientali</text:p>
          <text:p text:style-name="P20">Connessione <text:span text:style-name="T33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26:56.38</meta:creation-date>
    <dc:date>2012-12-13T17:01:42.88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83" meta:character-count="1276" meta:non-whitespace-character-count="1134"/>
  </office:meta>
</office:document-meta>
</file>